
<file path=META-INF/manifest.xml><?xml version="1.0" encoding="utf-8"?>
<manifest:manifest xmlns:loext="urn:org:documentfoundation:names:experimental:office:xmlns:loext:1.0" xmlns:manifest="urn:oasis:names:tc:opendocument:xmlns:manifes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Lohit Devanagari" svg:font-family="'Lohit Devanagari'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4819*"/>
    </style:style>
    <style:style style:family="table-cell" style:name="Tableau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.B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Standard">
      <style:text-properties officeooo:paragraph-rsid="00145462" officeooo:rsid="00145462"/>
    </style:style>
    <style:style style:family="paragraph" style:name="P2" style:parent-style-name="Standard">
      <style:text-properties officeooo:paragraph-rsid="001a7ff6" officeooo:rsid="00145462"/>
    </style:style>
    <style:style style:family="paragraph" style:name="P3" style:parent-style-name="Standard">
      <style:text-properties officeooo:paragraph-rsid="00181db4" officeooo:rsid="00181db4"/>
    </style:style>
    <style:style style:family="paragraph" style:name="P4" style:parent-style-name="Standard">
      <style:text-properties officeooo:paragraph-rsid="001e39ff" officeooo:rsid="00181db4"/>
    </style:style>
    <style:style style:family="paragraph" style:name="P5" style:parent-style-name="Standard">
      <style:text-properties officeooo:paragraph-rsid="002040d1" officeooo:rsid="00145462"/>
    </style:style>
    <style:style style:family="paragraph" style:name="P6" style:parent-style-name="Table_20_Contents">
      <style:text-properties officeooo:paragraph-rsid="002040d1"/>
    </style:style>
    <style:style style:family="paragraph" style:name="P7" style:parent-style-name="Table_20_Contents">
      <style:text-properties fo:color="#ce181e" officeooo:paragraph-rsid="002040d1" officeooo:rsid="0020ad4f"/>
    </style:style>
    <style:style style:family="paragraph" style:name="P8" style:parent-style-name="Table_20_Contents">
      <style:text-properties fo:color="#ce181e" officeooo:paragraph-rsid="002040d1"/>
    </style:style>
    <style:style style:family="paragraph" style:name="P9" style:parent-style-name="Table_20_Contents">
      <style:text-properties fo:color="#ce181e" officeooo:paragraph-rsid="002040d1" officeooo:rsid="00242c39"/>
    </style:style>
    <style:style style:family="paragraph" style:name="P10" style:parent-style-name="Text_20_body">
      <style:text-properties officeooo:paragraph-rsid="002040d1"/>
    </style:style>
    <style:style style:family="text" style:name="T1">
      <style:text-properties officeooo:rsid="00162bad"/>
    </style:style>
    <style:style style:family="text" style:name="T2">
      <style:text-properties officeooo:rsid="001a7ff6"/>
    </style:style>
    <style:style style:family="text" style:name="T3">
      <style:text-properties officeooo:rsid="001b5a97"/>
    </style:style>
    <style:style style:family="text" style:name="T4">
      <style:text-properties officeooo:rsid="001e39ff"/>
    </style:style>
    <style:style style:family="text" style:name="T5">
      <style:text-properties officeooo:rsid="001f3b59"/>
    </style:style>
    <style:style style:family="text" style:name="T6">
      <style:text-properties officeooo:rsid="00289d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able:table table:name="Tableau1" table:style-name="Tableau1">
        <table:table-column table:number-columns-repeated="2" table:style-name="Tableau1.A"/>
        <table:table-row>
          <table:table-cell office:value-type="string" table:style-name="Tableau1.A1">
            <text:p text:style-name="P7">Une vache</text:p>
          </table:table-cell>
          <table:table-cell office:value-type="string" table:style-name="Tableau1.B1">
            <text:p text:style-name="P8"/>
          </table:table-cell>
        </table:table-row>
        <table:table-row>
          <table:table-cell office:value-type="string" table:style-name="Tableau1.A2">
            <text:p text:style-name="P7">Une sirène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7">Un château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7">Un tige de haricot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7">Le bois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Un mirroir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Prince Charmant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Un royaume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Fée</text:p>
          </table:table-cell>
          <table:table-cell office:value-type="string" table:style-name="Tableau1.B2">
            <text:p text:style-name="P8"/>
          </table:table-cell>
        </table:table-row>
        <table:table-row>
          <table:table-cell office:value-type="string" table:style-name="Tableau1.A2">
            <text:p text:style-name="P9">Un loup<text:span text:style-name="T6"/></text:p>
            <text:p text:style-name="P9"/>
          </table:table-cell>
          <table:table-cell office:value-type="string" table:style-name="Tableau1.B2">
            <text:p text:style-name="P8"/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Lohit Devanagari" svg:font-family="'Lohit Devanagari'"/>
    <style:font-face style:font-family-generic="system" style:font-pitch="variable" style:name="Noto Sans CJK SC Regular" svg:font-family="'Noto Sans CJK SC Regular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FR" fo:font-size="12pt" fo:language="fr" style:country-asian="CN" style:country-complex="IN" style:font-name="Liberation Serif" style:font-name-asian="Noto Sans CJK SC Regular" style:font-name-complex="Lohit Devanagari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fo:orphans="2" fo:widows="2" style:line-break="strict" style:punctuation-wrap="hanging" style:tab-stop-distance="1.251cm" style:text-autospace="ideograph-alpha" style:writing-mode="page"/>
      <style:text-properties fo:country="FR" fo:font-size="12pt" fo:hyphenate="false" fo:hyphenation-push-char-count="2" fo:hyphenation-remain-char-count="2" fo:language="fr" style:country-asian="CN" style:country-complex="IN" style:font-name="Liberation Serif" style:font-name-asian="Noto Sans CJK SC Regular" style:font-name-complex="Lohit Devanagari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family="'Liberation Sans'" fo:font-size="14pt" style:font-family-asian="'Noto Sans CJK SC Regular'" style:font-family-complex="'Lohit Devanagari'" style:font-family-generic="swiss" style:font-family-generic-asian="system" style:font-family-generic-complex="system" style:font-name="Liberation Sans" style:font-name-asian="Noto Sans CJK SC Regular" style:font-name-complex="Lohit Devanagari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15%" fo:margin-bottom="0.247cm" fo:margin-top="0cm" loext:contextual-spacing="false"/>
    </style:style>
    <style:style style:class="list" style:family="paragraph" style:name="List" style:parent-style-name="Text_20_body">
      <style:text-properties style:font-family-complex="'Lohit Devanagari'" style:font-name-complex="Lohit Devanagari1"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family-complex="'Lohit Devanagari'" style:font-name-complex="Lohit Devanagari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Lohit Devanagari'" style:font-name-complex="Lohit Devanagari1" style:font-size-asian="12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layout-grid-base-height="0.706cm" style:layout-grid-color="#c0c0c0" style:layout-grid-display="false" style:layout-grid-lines="20" style:layout-grid-mode="none" style:layout-grid-print="false" style:layout-grid-ruby-below="false" style:layout-grid-ruby-height="0.353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1:50:10.833846207</meta:creation-date>
    <dc:date>2021-03-29T12:24:53.396926491</dc:date>
    <meta:editing-duration>PT5H50M54S</meta:editing-duration>
    <meta:editing-cycles>21</meta:editing-cycles>
    <meta:generator>LibreOffice/6.0.7.3$Linux_X86_64 LibreOffice_project/00m0$Build-3</meta:generator>
    <meta:document-statistic meta:table-count="1" meta:image-count="0" meta:object-count="0" meta:page-count="1" meta:paragraph-count="10" meta:word-count="30" meta:character-count="99" meta:non-whitespace-character-count="79"/>
  </office:meta>
</office:document-meta>
</file>